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D" style:family="table-column">
      <style:table-column-properties style:column-width="4.009cm"/>
    </style:style>
    <style:style style:name="Table1.E" style:family="table-column">
      <style:table-column-properties style:column-width="2.8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2.693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56865" officeooo:paragraph-rsid="00156865"/>
    </style:style>
    <style:style style:name="P2" style:family="paragraph" style:parent-style-name="Preformatted_20_Text">
      <style:text-properties officeooo:rsid="00156865" officeooo:paragraph-rsid="001705c9"/>
    </style:style>
    <style:style style:name="P3" style:family="paragraph" style:parent-style-name="Preformatted_20_Text">
      <style:text-properties officeooo:rsid="00156865" officeooo:paragraph-rsid="001d60b5"/>
    </style:style>
    <style:style style:name="P4" style:family="paragraph" style:parent-style-name="Preformatted_20_Text">
      <style:text-properties officeooo:rsid="00156865" officeooo:paragraph-rsid="001ef9e2"/>
    </style:style>
    <style:style style:name="P5" style:family="paragraph" style:parent-style-name="Preformatted_20_Text">
      <style:text-properties style:font-name="Liberation Mono" fo:font-size="10pt" officeooo:rsid="00156865" officeooo:paragraph-rsid="001aab33" style:font-name-asian="Droid Sans Fallback1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156865" officeooo:paragraph-rsid="001d60b5" style:font-name-asian="Droid Sans Fallback1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156865" officeooo:paragraph-rsid="001ef9e2" style:font-name-asian="Droid Sans Fallback1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rsid="002bcb0e" officeooo:paragraph-rsid="002bcb0e" style:font-name-asian="Droid Sans Fallback1" style:font-size-asian="10pt" style:font-name-complex="Liberation Mono" style:font-size-complex="10pt"/>
    </style:style>
    <style:style style:name="P9" style:family="paragraph" style:parent-style-name="Preformatted_20_Text">
      <style:text-properties officeooo:rsid="001705c9" officeooo:paragraph-rsid="001705c9"/>
    </style:style>
    <style:style style:name="P10" style:family="paragraph" style:parent-style-name="Preformatted_20_Text">
      <style:text-properties officeooo:rsid="002bcb0e" officeooo:paragraph-rsid="00156865"/>
    </style:style>
    <style:style style:name="P11" style:family="paragraph" style:parent-style-name="Table_20_Contents"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156865" officeooo:paragraph-rsid="00156865" style:font-name-asian="Droid Sans Fallback1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1905c1" officeooo:paragraph-rsid="001905c1" style:font-name-asian="Droid Sans Fallback1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1aab33" officeooo:paragraph-rsid="001aab33" style:font-name-asian="Droid Sans Fallback1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1b44c1" officeooo:paragraph-rsid="001b44c1" style:font-name-asian="Droid Sans Fallback1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1c6598" officeooo:paragraph-rsid="001c6598" style:font-name-asian="Droid Sans Fallback1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0pt" officeooo:rsid="001d5812" officeooo:paragraph-rsid="001d5812" style:font-name-asian="Droid Sans Fallback1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10pt" officeooo:rsid="001d60b5" officeooo:paragraph-rsid="001d60b5" style:font-name-asian="Droid Sans Fallback1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rsid="001ef9e2" officeooo:paragraph-rsid="001ef9e2" style:font-name-asian="Droid Sans Fallback1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rsid="0020f5fd" officeooo:paragraph-rsid="0020f5fd" style:font-name-asian="Droid Sans Fallback1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rsid="002145ba" officeooo:paragraph-rsid="002145ba" style:font-name-asian="Droid Sans Fallback1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rsid="0025549b" officeooo:paragraph-rsid="0025549b" style:font-name-asian="Droid Sans Fallback1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rsid="00270071" officeooo:paragraph-rsid="00270071" style:font-name-asian="Droid Sans Fallback1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28e882" officeooo:paragraph-rsid="0028e882" style:font-name-asian="Droid Sans Fallback1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2bcb0e" officeooo:paragraph-rsid="002bcb0e" style:font-name-asian="Droid Sans Fallback1" style:font-size-asian="10pt" style:font-name-complex="Liberation Mono" style:font-size-complex="10pt"/>
    </style:style>
    <style:style style:name="T1" style:family="text">
      <style:text-properties officeooo:rsid="001aab33"/>
    </style:style>
    <style:style style:name="T2" style:family="text"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T3" style:family="text">
      <style:text-properties officeooo:rsid="001d60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>
          <table:table-cell table:style-name="Table1.A1" office:value-type="string">
            <text:p text:style-name="P12">Nom du test</text:p>
          </table:table-cell>
          <table:table-cell table:style-name="Table1.A1" office:value-type="string">
            <text:p text:style-name="P12">Supposé marcher en AST</text:p>
          </table:table-cell>
          <table:table-cell table:style-name="Table1.A1" office:value-type="string">
            <text:p text:style-name="P12">Supposé marcher en GO</text:p>
          </table:table-cell>
          <table:table-cell table:style-name="Table1.A1" office:value-type="string">
            <text:p text:style-name="P12">Fonctionnalités téstées</text:p>
          </table:table-cell>
          <table:table-cell table:style-name="Table1.E1" office:value-type="string">
            <text:p text:style-name="P12">Resultat attendu</text:p>
          </table:table-cell>
        </table:table-row>
        <table:table-row>
          <table:table-cell table:style-name="Table1.A2" office:value-type="string">
            <text:p text:style-name="P12">test1</text:p>
          </table:table-cell>
          <table:table-cell table:style-name="Table1.A2" office:value-type="string">
            <text:p text:style-name="P13">OK</text:p>
          </table:table-cell>
          <table:table-cell table:style-name="Table1.A2" office:value-type="string">
            <text:p text:style-name="P13">OK</text:p>
          </table:table-cell>
          <table:table-cell table:style-name="Table1.A2" office:value-type="string">
            <text:p text:style-name="P2">Affectations</text:p>
            <text:p text:style-name="P2">Déclarations</text:p>
            <text:p text:style-name="P9">types int,float, string, bool</text:p>
            <text:p text:style-name="P2"><text:span text:style-name="T2">fonction echo</text:span></text:p>
          </table:table-cell>
          <table:table-cell table:style-name="Table1.E2" office:value-type="string">
            <text:p text:style-name="P22">Test 1 :</text:p>
            <text:p text:style-name="P22">b = 13</text:p>
            <text:p text:style-name="P22">15</text:p>
            <text:p text:style-name="P22">a = 15.3</text:p>
            <text:p text:style-name="P22">c = 28</text:p>
            <text:p text:style-name="P22">c = 15</text:p>
            <text:p text:style-name="P22">c = 2</text:p>
            <text:p text:style-name="P22">true</text:p>
            <text:p text:style-name="P22">hello you &lt;3</text:p>
          </table:table-cell>
        </table:table-row>
        <table:table-row>
          <table:table-cell table:style-name="Table1.A2" office:value-type="string">
            <text:p text:style-name="P16">test2</text:p>
          </table:table-cell>
          <table:table-cell table:style-name="Table1.A2" office:value-type="string">
            <text:p text:style-name="P15">OK</text:p>
          </table:table-cell>
          <table:table-cell table:style-name="Table1.A2" office:value-type="string">
            <text:p text:style-name="P15">OK</text:p>
          </table:table-cell>
          <table:table-cell table:style-name="Table1.A2" office:value-type="string">
            <text:p text:style-name="P5">Opérateurs +,-,*,/ <text:span text:style-name="T1">et leur prioritées</text:span></text:p>
          </table:table-cell>
          <table:table-cell table:style-name="Table1.E2" office:value-type="string">
            <text:p text:style-name="P14">Test 2 :</text:p>
            <text:p text:style-name="P14">1 + 5 * 2 =11</text:p>
            <text:p text:style-name="P14">10 - 4 / 2 = 8</text:p>
          </table:table-cell>
        </table:table-row>
        <table:table-row>
          <table:table-cell table:style-name="Table1.A2" office:value-type="string">
            <text:p text:style-name="P18">test3</text:p>
          </table:table-cell>
          <table:table-cell table:style-name="Table1.A2" office:value-type="string">
            <text:p text:style-name="P18">OK</text:p>
          </table:table-cell>
          <table:table-cell table:style-name="Table1.A2" office:value-type="string">
            <text:p text:style-name="P18">OK</text:p>
          </table:table-cell>
          <table:table-cell table:style-name="Table1.A2" office:value-type="string">
            <text:p text:style-name="P3">If,While</text:p>
            <text:p text:style-name="P3">conditions</text:p>
            <text:p text:style-name="P3">!=,==,&lt;,&gt;, <text:span text:style-name="T3">and, or et leurs prioritées</text:span></text:p>
            <text:p text:style-name="P6">boucles imbriquées</text:p>
          </table:table-cell>
          <table:table-cell table:style-name="Table1.E2" office:value-type="string">
            <text:p text:style-name="P17">Test 3 :</text:p>
            <text:p text:style-name="P17">a = 14</text:p>
            <text:p text:style-name="P17">b = 16</text:p>
            <text:p text:style-name="P17">boucle 1 : OR</text:p>
            <text:p text:style-name="P17">boucle 1 : OR</text:p>
            <text:p text:style-name="P17">boucle 2 : do while et AND </text:p>
            <text:p text:style-name="P17">c = 20</text:p>
            <text:p text:style-name="P17">c = 16</text:p>
            <text:p text:style-name="P17">c = 12</text:p>
            <text:p text:style-name="P17">c = 8</text:p>
            <text:p text:style-name="P17">c = 4</text:p>
            <text:p text:style-name="P17">c = 0</text:p>
            <text:p text:style-name="P17">c = 8</text:p>
            <text:p text:style-name="P17">c = 4</text:p>
            <text:p text:style-name="P17">c = 0</text:p>
            <text:p text:style-name="P17">c = 6</text:p>
            <text:p text:style-name="P17">c = 2</text:p>
            <text:p text:style-name="P17">c = 6</text:p>
            <text:p text:style-name="P17">c = 2</text:p>
            <text:p text:style-name="P17">c = 4</text:p>
            <text:p text:style-name="P17">c = 0</text:p>
            <text:p text:style-name="P17">c = 0</text:p>
          </table:table-cell>
        </table:table-row>
        <table:table-row table:style-name="Table1.5">
          <table:table-cell table:style-name="Table1.A2" office:value-type="string">
            <text:p text:style-name="P19">test4</text:p>
          </table:table-cell>
          <table:table-cell table:style-name="Table1.A2" office:value-type="string">
            <text:p text:style-name="P19">OK</text:p>
          </table:table-cell>
          <table:table-cell table:style-name="Table1.A2" office:value-type="string">
            <text:p text:style-name="P19">OK</text:p>
          </table:table-cell>
          <table:table-cell table:style-name="Table1.A2" office:value-type="string">
            <text:p text:style-name="P4">Fonctions</text:p>
            <text:p text:style-name="P4">Appel de fonction</text:p>
            <text:p text:style-name="P7">return, return d'expression, return d'appel de fonction.</text:p>
          </table:table-cell>
          <table:table-cell table:style-name="Table1.E2" office:value-type="string">
            <text:p text:style-name="P19">Test 4 :</text:p>
            <text:p text:style-name="P19">a = 15</text:p>
            <text:p text:style-name="P19">d = 6.1</text:p>
            <text:p text:style-name="P19">a = 6</text:p>
          </table:table-cell>
        </table:table-row>
        <table:table-row table:style-name="Table1.5">
          <table:table-cell table:style-name="Table1.A2" office:value-type="string">
            <text:p text:style-name="P25">Test5</text:p>
          </table:table-cell>
          <table:table-cell table:style-name="Table1.A2" office:value-type="string">
            <text:p text:style-name="P25">OK</text:p>
          </table:table-cell>
          <table:table-cell table:style-name="Table1.A2" office:value-type="string">
            <text:p text:style-name="P25">NON - INCOMPLET</text:p>
            <text:p text:style-name="P25">les objets ne sont pas encore operationels</text:p>
          </table:table-cell>
          <table:table-cell table:style-name="Table1.A2" office:value-type="string">
            <text:p text:style-name="P8">Les objets/classes</text:p>
          </table:table-cell>
          <table:table-cell table:style-name="Table1.E2" office:value-type="string">
            <text:p text:style-name="P19"/>
          </table:table-cell>
        </table:table-row>
      </table:table>
      <text:p text:style-name="P1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2">Nom du test</text:p>
          </table:table-cell>
          <table:table-cell table:style-name="Table2.A1" office:value-type="string">
            <text:p text:style-name="P12">Supposé marcher en AST</text:p>
          </table:table-cell>
          <table:table-cell table:style-name="Table2.A1" office:value-type="string">
            <text:p text:style-name="P12">Supposé marcher en GO</text:p>
          </table:table-cell>
          <table:table-cell table:style-name="Table2.A1" office:value-type="string">
            <text:p text:style-name="P12">Fonctionnalités téstées</text:p>
          </table:table-cell>
          <table:table-cell table:style-name="Table2.E1" office:value-type="string">
            <text:p text:style-name="P12">Resultat attendu</text:p>
          </table:table-cell>
        </table:table-row>
        <table:table-row>
          <table:table-cell table:style-name="Table2.A2" office:value-type="string">
            <text:p text:style-name="P20">Ntest1</text:p>
          </table:table-cell>
          <table:table-cell table:style-name="Table2.A2" office:value-type="string">
            <text:p text:style-name="P20">NON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20">Variable du même nom/ <text:soft-page-break/>déclaré deux fois</text:p>
          </table:table-cell>
          <table:table-cell table:style-name="Table2.E2" office:value-type="string">
            <text:p text:style-name="P20">ERREUR</text:p>
          </table:table-cell>
        </table:table-row>
        <table:table-row>
          <table:table-cell table:style-name="Table2.A2" office:value-type="string">
            <text:p text:style-name="P20">Ntest2</text:p>
          </table:table-cell>
          <table:table-cell table:style-name="Table2.A2" office:value-type="string">
            <text:p text:style-name="P20">OUI</text:p>
          </table:table-cell>
          <table:table-cell table:style-name="Table2.A2" office:value-type="string">
            <text:p text:style-name="P20">NON</text:p>
          </table:table-cell>
          <table:table-cell table:style-name="Table2.A2" office:value-type="string">
            <text:p text:style-name="P20">Compatibilité type: le cast automatique n'est pas faisable pour l'instant</text:p>
          </table:table-cell>
          <table:table-cell table:style-name="Table2.E2" office:value-type="string">
            <text:p text:style-name="P21">ERREUR</text:p>
          </table:table-cell>
        </table:table-row>
        <table:table-row>
          <table:table-cell table:style-name="Table2.A2" office:value-type="string">
            <text:p text:style-name="P23">Ntest3</text:p>
          </table:table-cell>
          <table:table-cell table:style-name="Table2.A2" office:value-type="string">
            <text:p text:style-name="P23">OK</text:p>
          </table:table-cell>
          <table:table-cell table:style-name="Table2.A2" office:value-type="string">
            <text:p text:style-name="P23">Compile mais affiche le mauvais résultat.</text:p>
          </table:table-cell>
          <table:table-cell table:style-name="Table2.A2" office:value-type="string">
            <text:p text:style-name="P23">L'addition de deux string.</text:p>
          </table:table-cell>
          <table:table-cell table:style-name="Table2.E2" office:value-type="string">
            <text:p text:style-name="P24">Adele est geniale</text:p>
            <text:p text:style-name="P24">Wei Wei est super</text:p>
            <text:p text:style-name="P24">Wei Wei et Popek sont des genies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5T23:03:06.337583147</dc:date>
    <dc:creator>adele </dc:creator>
    <meta:generator>LibreOffice/4.2.8.2$Linux_X86_64 LibreOffice_project/420m0$Build-2</meta:generator>
    <meta:editing-duration>PT6H40M55S</meta:editing-duration>
    <meta:editing-cycles>23</meta:editing-cycles>
    <meta:document-statistic meta:table-count="2" meta:image-count="0" meta:object-count="0" meta:page-count="2" meta:paragraph-count="93" meta:word-count="263" meta:character-count="1163" meta:non-whitespace-character-count="952"/>
  </office:meta>
</office:document-meta>
</file>